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e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476.854" calcext:value-type="float">
            <text:p>476.854</text:p>
          </table:table-cell>
          <table:table-cell office:value-type="float" office:value="203096064" calcext:value-type="float">
            <text:p>203096064</text:p>
          </table:table-cell>
          <table:table-cell office:value-type="float" office:value="0.835906028747559" calcext:value-type="float">
            <text:p>0.835906028747559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office:value-type="float" office:value="492.192" calcext:value-type="float">
            <text:p>492.192</text:p>
          </table:table-cell>
          <table:table-cell office:value-type="float" office:value="179675136" calcext:value-type="float">
            <text:p>179675136</text:p>
          </table:table-cell>
          <table:table-cell office:value-type="float" office:value="0.204869031906128" calcext:value-type="float">
            <text:p>0.204869031906128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490.602" calcext:value-type="float">
            <text:p>490.602</text:p>
          </table:table-cell>
          <table:table-cell office:value-type="float" office:value="210079744" calcext:value-type="float">
            <text:p>210079744</text:p>
          </table:table-cell>
          <table:table-cell office:value-type="float" office:value="1.23394083976746" calcext:value-type="float">
            <text:p>1.23394083976746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791.018" calcext:value-type="float">
            <text:p>791.018</text:p>
          </table:table-cell>
          <table:table-cell office:value-type="float" office:value="268640256" calcext:value-type="float">
            <text:p>268640256</text:p>
          </table:table-cell>
          <table:table-cell office:value-type="float" office:value="5.56449389457703" calcext:value-type="float">
            <text:p>5.56449389457703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550.581" calcext:value-type="float">
            <text:p>550.581</text:p>
          </table:table-cell>
          <table:table-cell office:value-type="float" office:value="278388736" calcext:value-type="float">
            <text:p>278388736</text:p>
          </table:table-cell>
          <table:table-cell office:value-type="float" office:value="4.91921997070313" calcext:value-type="float">
            <text:p>4.91921997070313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392.668" calcext:value-type="float">
            <text:p>392.668</text:p>
          </table:table-cell>
          <table:table-cell office:value-type="float" office:value="217645056" calcext:value-type="float">
            <text:p>217645056</text:p>
          </table:table-cell>
          <table:table-cell office:value-type="float" office:value="1.33173704147339" calcext:value-type="float">
            <text:p>1.33173704147339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447.757" calcext:value-type="float">
            <text:p>447.757</text:p>
          </table:table-cell>
          <table:table-cell office:value-type="float" office:value="224780288" calcext:value-type="float">
            <text:p>224780288</text:p>
          </table:table-cell>
          <table:table-cell office:value-type="float" office:value="1.29833984375" calcext:value-type="float">
            <text:p>1.29833984375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554.632" calcext:value-type="float">
            <text:p>554.632</text:p>
          </table:table-cell>
          <table:table-cell office:value-type="float" office:value="227254272" calcext:value-type="float">
            <text:p>227254272</text:p>
          </table:table-cell>
          <table:table-cell office:value-type="float" office:value="1.08066296577454" calcext:value-type="float">
            <text:p>1.08066296577454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552.686" calcext:value-type="float">
            <text:p>552.686</text:p>
          </table:table-cell>
          <table:table-cell office:value-type="float" office:value="283590656" calcext:value-type="float">
            <text:p>283590656</text:p>
          </table:table-cell>
          <table:table-cell office:value-type="float" office:value="20.4757008552551" calcext:value-type="float">
            <text:p>20.4757008552551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604.596" calcext:value-type="float">
            <text:p>604.596</text:p>
          </table:table-cell>
          <table:table-cell office:value-type="float" office:value="258670592" calcext:value-type="float">
            <text:p>258670592</text:p>
          </table:table-cell>
          <table:table-cell office:value-type="float" office:value="4.81777596473694" calcext:value-type="float">
            <text:p>4.81777596473694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533.896" calcext:value-type="float">
            <text:p>533.896</text:p>
          </table:table-cell>
          <table:table-cell office:value-type="float" office:value="283422720" calcext:value-type="float">
            <text:p>283422720</text:p>
          </table:table-cell>
          <table:table-cell office:value-type="float" office:value="11.0724360942841" calcext:value-type="float">
            <text:p>11.0724360942841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325.859" calcext:value-type="float">
            <text:p>325.859</text:p>
          </table:table-cell>
          <table:table-cell office:value-type="float" office:value="233918464" calcext:value-type="float">
            <text:p>233918464</text:p>
          </table:table-cell>
          <table:table-cell office:value-type="float" office:value="1.28961110115051" calcext:value-type="float">
            <text:p>1.28961110115051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665.509" calcext:value-type="float">
            <text:p>665.509</text:p>
          </table:table-cell>
          <table:table-cell office:value-type="float" office:value="286044160" calcext:value-type="float">
            <text:p>286044160</text:p>
          </table:table-cell>
          <table:table-cell office:value-type="float" office:value="3.83595299720764" calcext:value-type="float">
            <text:p>3.83595299720764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766.3" calcext:value-type="float">
            <text:p>766.3</text:p>
          </table:table-cell>
          <table:table-cell office:value-type="float" office:value="301236224" calcext:value-type="float">
            <text:p>301236224</text:p>
          </table:table-cell>
          <table:table-cell office:value-type="float" office:value="9.47537302970886" calcext:value-type="float">
            <text:p>9.47537302970886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598.774" calcext:value-type="float">
            <text:p>598.774</text:p>
          </table:table-cell>
          <table:table-cell office:value-type="float" office:value="262692864" calcext:value-type="float">
            <text:p>262692864</text:p>
          </table:table-cell>
          <table:table-cell office:value-type="float" office:value="3.98170018196106" calcext:value-type="float">
            <text:p>3.98170018196106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491.178" calcext:value-type="float">
            <text:p>491.178</text:p>
          </table:table-cell>
          <table:table-cell office:value-type="float" office:value="227074048" calcext:value-type="float">
            <text:p>227074048</text:p>
          </table:table-cell>
          <table:table-cell office:value-type="float" office:value="1.85324215888977" calcext:value-type="float">
            <text:p>1.85324215888977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931.386" calcext:value-type="float">
            <text:p>931.386</text:p>
          </table:table-cell>
          <table:table-cell office:value-type="float" office:value="311603200" calcext:value-type="float">
            <text:p>311603200</text:p>
          </table:table-cell>
          <table:table-cell office:value-type="float" office:value="16.7540519237518" calcext:value-type="float">
            <text:p>16.7540519237518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415.127" calcext:value-type="float">
            <text:p>415.127</text:p>
          </table:table-cell>
          <table:table-cell office:value-type="float" office:value="195444736" calcext:value-type="float">
            <text:p>195444736</text:p>
          </table:table-cell>
          <table:table-cell office:value-type="float" office:value="0.361200094223022" calcext:value-type="float">
            <text:p>0.361200094223022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400.705" calcext:value-type="float">
            <text:p>400.705</text:p>
          </table:table-cell>
          <table:table-cell office:value-type="float" office:value="299368448" calcext:value-type="float">
            <text:p>299368448</text:p>
          </table:table-cell>
          <table:table-cell office:value-type="float" office:value="7.34454894065857" calcext:value-type="float">
            <text:p>7.34454894065857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1137.46" calcext:value-type="float">
            <text:p>1137.46</text:p>
          </table:table-cell>
          <table:table-cell office:value-type="float" office:value="268918784" calcext:value-type="float">
            <text:p>268918784</text:p>
          </table:table-cell>
          <table:table-cell office:value-type="float" office:value="3.9158148765564" calcext:value-type="float">
            <text:p>3.9158148765564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642.282" calcext:value-type="float">
            <text:p>642.282</text:p>
          </table:table-cell>
          <table:table-cell office:value-type="float" office:value="233422848" calcext:value-type="float">
            <text:p>233422848</text:p>
          </table:table-cell>
          <table:table-cell office:value-type="float" office:value="1.91904497146606" calcext:value-type="float">
            <text:p>1.91904497146606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480.698" calcext:value-type="float">
            <text:p>480.698</text:p>
          </table:table-cell>
          <table:table-cell office:value-type="float" office:value="263606272" calcext:value-type="float">
            <text:p>263606272</text:p>
          </table:table-cell>
          <table:table-cell office:value-type="float" office:value="9.08463501930237" calcext:value-type="float">
            <text:p>9.08463501930237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685.52" calcext:value-type="float">
            <text:p>685.52</text:p>
          </table:table-cell>
          <table:table-cell office:value-type="float" office:value="286294016" calcext:value-type="float">
            <text:p>286294016</text:p>
          </table:table-cell>
          <table:table-cell office:value-type="float" office:value="6.98268008232117" calcext:value-type="float">
            <text:p>6.98268008232117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517.921" calcext:value-type="float">
            <text:p>517.921</text:p>
          </table:table-cell>
          <table:table-cell office:value-type="float" office:value="284385280" calcext:value-type="float">
            <text:p>284385280</text:p>
          </table:table-cell>
          <table:table-cell office:value-type="float" office:value="12.5554192066193" calcext:value-type="float">
            <text:p>12.5554192066193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797.386" calcext:value-type="float">
            <text:p>797.386</text:p>
          </table:table-cell>
          <table:table-cell office:value-type="float" office:value="245194752" calcext:value-type="float">
            <text:p>245194752</text:p>
          </table:table-cell>
          <table:table-cell office:value-type="float" office:value="4.52103805541992" calcext:value-type="float">
            <text:p>4.52103805541992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775.869" calcext:value-type="float">
            <text:p>775.869</text:p>
          </table:table-cell>
          <table:table-cell office:value-type="float" office:value="366342144" calcext:value-type="float">
            <text:p>366342144</text:p>
          </table:table-cell>
          <table:table-cell office:value-type="float" office:value="35.732057094574" calcext:value-type="float">
            <text:p>35.732057094574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387.542" calcext:value-type="float">
            <text:p>387.542</text:p>
          </table:table-cell>
          <table:table-cell office:value-type="float" office:value="200626176" calcext:value-type="float">
            <text:p>200626176</text:p>
          </table:table-cell>
          <table:table-cell office:value-type="float" office:value="0.434316873550415" calcext:value-type="float">
            <text:p>0.434316873550415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843.251" calcext:value-type="float">
            <text:p>843.251</text:p>
          </table:table-cell>
          <table:table-cell office:value-type="float" office:value="533168128" calcext:value-type="float">
            <text:p>533168128</text:p>
          </table:table-cell>
          <table:table-cell office:value-type="float" office:value="108.750338077545" calcext:value-type="float">
            <text:p>108.750338077545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1051.854" calcext:value-type="float">
            <text:p>1051.854</text:p>
          </table:table-cell>
          <table:table-cell office:value-type="float" office:value="339963904" calcext:value-type="float">
            <text:p>339963904</text:p>
          </table:table-cell>
          <table:table-cell office:value-type="float" office:value="34.1133301258087" calcext:value-type="float">
            <text:p>34.1133301258087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594.244" calcext:value-type="float">
            <text:p>594.244</text:p>
          </table:table-cell>
          <table:table-cell office:value-type="float" office:value="285659136" calcext:value-type="float">
            <text:p>285659136</text:p>
          </table:table-cell>
          <table:table-cell office:value-type="float" office:value="8.43844890594482" calcext:value-type="float">
            <text:p>8.43844890594482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699.746" calcext:value-type="float">
            <text:p>699.746</text:p>
          </table:table-cell>
          <table:table-cell office:value-type="float" office:value="367882240" calcext:value-type="float">
            <text:p>367882240</text:p>
          </table:table-cell>
          <table:table-cell office:value-type="float" office:value="28.1024880409241" calcext:value-type="float">
            <text:p>28.1024880409241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618.771" calcext:value-type="float">
            <text:p>618.771</text:p>
          </table:table-cell>
          <table:table-cell office:value-type="float" office:value="305180672" calcext:value-type="float">
            <text:p>305180672</text:p>
          </table:table-cell>
          <table:table-cell office:value-type="float" office:value="13.5390329360962" calcext:value-type="float">
            <text:p>13.5390329360962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897.441" calcext:value-type="float">
            <text:p>897.441</text:p>
          </table:table-cell>
          <table:table-cell office:value-type="float" office:value="372789248" calcext:value-type="float">
            <text:p>372789248</text:p>
          </table:table-cell>
          <table:table-cell office:value-type="float" office:value="73.4638378620148" calcext:value-type="float">
            <text:p>73.4638378620148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873.516" calcext:value-type="float">
            <text:p>873.516</text:p>
          </table:table-cell>
          <table:table-cell office:value-type="float" office:value="373948416" calcext:value-type="float">
            <text:p>373948416</text:p>
          </table:table-cell>
          <table:table-cell office:value-type="float" office:value="36.0587229728699" calcext:value-type="float">
            <text:p>36.0587229728699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424.671" calcext:value-type="float">
            <text:p>424.671</text:p>
          </table:table-cell>
          <table:table-cell office:value-type="float" office:value="218570752" calcext:value-type="float">
            <text:p>218570752</text:p>
          </table:table-cell>
          <table:table-cell office:value-type="float" office:value="0.625811100006104" calcext:value-type="float">
            <text:p>0.625811100006104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618.605" calcext:value-type="float">
            <text:p>618.605</text:p>
          </table:table-cell>
          <table:table-cell office:value-type="float" office:value="548286464" calcext:value-type="float">
            <text:p>548286464</text:p>
          </table:table-cell>
          <table:table-cell office:value-type="float" office:value="286.902202129364" calcext:value-type="float">
            <text:p>286.902202129364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862.699" calcext:value-type="float">
            <text:p>862.699</text:p>
          </table:table-cell>
          <table:table-cell office:value-type="float" office:value="266301440" calcext:value-type="float">
            <text:p>266301440</text:p>
          </table:table-cell>
          <table:table-cell office:value-type="float" office:value="2.29399514198303" calcext:value-type="float">
            <text:p>2.29399514198303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895.802" calcext:value-type="float">
            <text:p>895.802</text:p>
          </table:table-cell>
          <table:table-cell office:value-type="float" office:value="374231040" calcext:value-type="float">
            <text:p>374231040</text:p>
          </table:table-cell>
          <table:table-cell office:value-type="float" office:value="60.7102971076965" calcext:value-type="float">
            <text:p>60.7102971076965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467.9" calcext:value-type="float">
            <text:p>467.9</text:p>
          </table:table-cell>
          <table:table-cell office:value-type="float" office:value="198291456" calcext:value-type="float">
            <text:p>198291456</text:p>
          </table:table-cell>
          <table:table-cell office:value-type="float" office:value="0.942081212997436" calcext:value-type="float">
            <text:p>0.942081212997436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773.927" calcext:value-type="float">
            <text:p>773.927</text:p>
          </table:table-cell>
          <table:table-cell office:value-type="float" office:value="223612928" calcext:value-type="float">
            <text:p>223612928</text:p>
          </table:table-cell>
          <table:table-cell office:value-type="float" office:value="2.1719958782196" calcext:value-type="float">
            <text:p>2.1719958782196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673.444" calcext:value-type="float">
            <text:p>673.444</text:p>
          </table:table-cell>
          <table:table-cell office:value-type="float" office:value="317628416" calcext:value-type="float">
            <text:p>317628416</text:p>
          </table:table-cell>
          <table:table-cell office:value-type="float" office:value="22.2354409694672" calcext:value-type="float">
            <text:p>22.2354409694672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754.674" calcext:value-type="float">
            <text:p>754.674</text:p>
          </table:table-cell>
          <table:table-cell office:value-type="float" office:value="300396544" calcext:value-type="float">
            <text:p>300396544</text:p>
          </table:table-cell>
          <table:table-cell office:value-type="float" office:value="16.9932291507721" calcext:value-type="float">
            <text:p>16.9932291507721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678.361" calcext:value-type="float">
            <text:p>678.361</text:p>
          </table:table-cell>
          <table:table-cell office:value-type="float" office:value="203694080" calcext:value-type="float">
            <text:p>203694080</text:p>
          </table:table-cell>
          <table:table-cell office:value-type="float" office:value="1.0725998878479" calcext:value-type="float">
            <text:p>1.0725998878479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629.644" calcext:value-type="float">
            <text:p>629.644</text:p>
          </table:table-cell>
          <table:table-cell office:value-type="float" office:value="410759168" calcext:value-type="float">
            <text:p>410759168</text:p>
          </table:table-cell>
          <table:table-cell office:value-type="float" office:value="91.2106919288635" calcext:value-type="float">
            <text:p>91.2106919288635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897.468" calcext:value-type="float">
            <text:p>897.468</text:p>
          </table:table-cell>
          <table:table-cell office:value-type="float" office:value="286175232" calcext:value-type="float">
            <text:p>286175232</text:p>
          </table:table-cell>
          <table:table-cell office:value-type="float" office:value="9.46701288223267" calcext:value-type="float">
            <text:p>9.46701288223267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968.52" calcext:value-type="float">
            <text:p>968.52</text:p>
          </table:table-cell>
          <table:table-cell office:value-type="float" office:value="287281152" calcext:value-type="float">
            <text:p>287281152</text:p>
          </table:table-cell>
          <table:table-cell office:value-type="float" office:value="19.2302079200745" calcext:value-type="float">
            <text:p>19.2302079200745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799.403" calcext:value-type="float">
            <text:p>799.403</text:p>
          </table:table-cell>
          <table:table-cell office:value-type="float" office:value="1279401984" calcext:value-type="float">
            <text:p>1279401984</text:p>
          </table:table-cell>
          <table:table-cell office:value-type="float" office:value="659.502089977264" calcext:value-type="float">
            <text:p>659.502089977264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768.478" calcext:value-type="float">
            <text:p>768.478</text:p>
          </table:table-cell>
          <table:table-cell office:value-type="float" office:value="275419136" calcext:value-type="float">
            <text:p>275419136</text:p>
          </table:table-cell>
          <table:table-cell office:value-type="float" office:value="7.4413640499115" calcext:value-type="float">
            <text:p>7.4413640499115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1086.427" calcext:value-type="float">
            <text:p>1086.427</text:p>
          </table:table-cell>
          <table:table-cell office:value-type="float" office:value="402632704" calcext:value-type="float">
            <text:p>402632704</text:p>
          </table:table-cell>
          <table:table-cell office:value-type="float" office:value="49.7949697971344" calcext:value-type="float">
            <text:p>49.7949697971344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742.221" calcext:value-type="float">
            <text:p>742.221</text:p>
          </table:table-cell>
          <table:table-cell office:value-type="float" office:value="314699776" calcext:value-type="float">
            <text:p>314699776</text:p>
          </table:table-cell>
          <table:table-cell office:value-type="float" office:value="35.6523818969727" calcext:value-type="float">
            <text:p>35.6523818969727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605.087" calcext:value-type="float">
            <text:p>605.087</text:p>
          </table:table-cell>
          <table:table-cell office:value-type="float" office:value="255426560" calcext:value-type="float">
            <text:p>255426560</text:p>
          </table:table-cell>
          <table:table-cell office:value-type="float" office:value="3.65766310691833" calcext:value-type="float">
            <text:p>3.65766310691833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559.001" calcext:value-type="float">
            <text:p>559.001</text:p>
          </table:table-cell>
          <table:table-cell office:value-type="float" office:value="288989184" calcext:value-type="float">
            <text:p>288989184</text:p>
          </table:table-cell>
          <table:table-cell office:value-type="float" office:value="8.37249183654785" calcext:value-type="float">
            <text:p>8.37249183654785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865.164" calcext:value-type="float">
            <text:p>865.164</text:p>
          </table:table-cell>
          <table:table-cell office:value-type="float" office:value="350527488" calcext:value-type="float">
            <text:p>350527488</text:p>
          </table:table-cell>
          <table:table-cell office:value-type="float" office:value="37.0481069087982" calcext:value-type="float">
            <text:p>37.0481069087982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460.494" calcext:value-type="float">
            <text:p>460.494</text:p>
          </table:table-cell>
          <table:table-cell office:value-type="float" office:value="267395072" calcext:value-type="float">
            <text:p>267395072</text:p>
          </table:table-cell>
          <table:table-cell office:value-type="float" office:value="3.53767991065979" calcext:value-type="float">
            <text:p>3.53767991065979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837.868" calcext:value-type="float">
            <text:p>837.868</text:p>
          </table:table-cell>
          <table:table-cell office:value-type="float" office:value="302166016" calcext:value-type="float">
            <text:p>302166016</text:p>
          </table:table-cell>
          <table:table-cell office:value-type="float" office:value="21.9137840270996" calcext:value-type="float">
            <text:p>21.9137840270996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792.767" calcext:value-type="float">
            <text:p>792.767</text:p>
          </table:table-cell>
          <table:table-cell office:value-type="float" office:value="269025280" calcext:value-type="float">
            <text:p>269025280</text:p>
          </table:table-cell>
          <table:table-cell office:value-type="float" office:value="4.20799994468689" calcext:value-type="float">
            <text:p>4.20799994468689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906.464" calcext:value-type="float">
            <text:p>906.464</text:p>
          </table:table-cell>
          <table:table-cell office:value-type="float" office:value="245932032" calcext:value-type="float">
            <text:p>245932032</text:p>
          </table:table-cell>
          <table:table-cell office:value-type="float" office:value="2.94063305854797" calcext:value-type="float">
            <text:p>2.94063305854797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708.587" calcext:value-type="float">
            <text:p>708.587</text:p>
          </table:table-cell>
          <table:table-cell office:value-type="float" office:value="220844032" calcext:value-type="float">
            <text:p>220844032</text:p>
          </table:table-cell>
          <table:table-cell office:value-type="float" office:value="1.83557510375977" calcext:value-type="float">
            <text:p>1.83557510375977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930.154" calcext:value-type="float">
            <text:p>930.154</text:p>
          </table:table-cell>
          <table:table-cell office:value-type="float" office:value="254619648" calcext:value-type="float">
            <text:p>254619648</text:p>
          </table:table-cell>
          <table:table-cell office:value-type="float" office:value="2.9543399810791" calcext:value-type="float">
            <text:p>2.9543399810791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515.476" calcext:value-type="float">
            <text:p>515.476</text:p>
          </table:table-cell>
          <table:table-cell office:value-type="float" office:value="277630976" calcext:value-type="float">
            <text:p>277630976</text:p>
          </table:table-cell>
          <table:table-cell office:value-type="float" office:value="10.1424589157104" calcext:value-type="float">
            <text:p>10.1424589157104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1052.918" calcext:value-type="float">
            <text:p>1052.918</text:p>
          </table:table-cell>
          <table:table-cell office:value-type="float" office:value="1068367872" calcext:value-type="float">
            <text:p>1068367872</text:p>
          </table:table-cell>
          <table:table-cell office:value-type="float" office:value="485.206870794296" calcext:value-type="float">
            <text:p>485.206870794296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1036.005" calcext:value-type="float">
            <text:p>1036.005</text:p>
          </table:table-cell>
          <table:table-cell office:value-type="float" office:value="2229313536" calcext:value-type="float">
            <text:p>2229313536</text:p>
          </table:table-cell>
          <table:table-cell office:value-type="float" office:value="2109.30646204948" calcext:value-type="float">
            <text:p>2109.30646204948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805.913" calcext:value-type="float">
            <text:p>805.913</text:p>
          </table:table-cell>
          <table:table-cell office:value-type="float" office:value="872554496" calcext:value-type="float">
            <text:p>872554496</text:p>
          </table:table-cell>
          <table:table-cell office:value-type="float" office:value="433.945503950119" calcext:value-type="float">
            <text:p>433.945503950119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717.722" calcext:value-type="float">
            <text:p>717.722</text:p>
          </table:table-cell>
          <table:table-cell office:value-type="float" office:value="616218624" calcext:value-type="float">
            <text:p>616218624</text:p>
          </table:table-cell>
          <table:table-cell office:value-type="float" office:value="196.781255960464" calcext:value-type="float">
            <text:p>196.781255960464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825.64" calcext:value-type="float">
            <text:p>825.64</text:p>
          </table:table-cell>
          <table:table-cell office:value-type="float" office:value="235900928" calcext:value-type="float">
            <text:p>235900928</text:p>
          </table:table-cell>
          <table:table-cell office:value-type="float" office:value="1.61578702926636" calcext:value-type="float">
            <text:p>1.61578702926636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780.988" calcext:value-type="float">
            <text:p>780.988</text:p>
          </table:table-cell>
          <table:table-cell office:value-type="float" office:value="328359936" calcext:value-type="float">
            <text:p>328359936</text:p>
          </table:table-cell>
          <table:table-cell office:value-type="float" office:value="30.868185043335" calcext:value-type="float">
            <text:p>30.868185043335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981.714" calcext:value-type="float">
            <text:p>981.714</text:p>
          </table:table-cell>
          <table:table-cell office:value-type="float" office:value="434417664" calcext:value-type="float">
            <text:p>434417664</text:p>
          </table:table-cell>
          <table:table-cell office:value-type="float" office:value="75.8722569942474" calcext:value-type="float">
            <text:p>75.8722569942474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975.728" calcext:value-type="float">
            <text:p>975.728</text:p>
          </table:table-cell>
          <table:table-cell office:value-type="float" office:value="2116665344" calcext:value-type="float">
            <text:p>2116665344</text:p>
          </table:table-cell>
          <table:table-cell office:value-type="float" office:value="1181.27566695213" calcext:value-type="float">
            <text:p>1181.27566695213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858.786" calcext:value-type="float">
            <text:p>858.786</text:p>
          </table:table-cell>
          <table:table-cell office:value-type="float" office:value="721149952" calcext:value-type="float">
            <text:p>721149952</text:p>
          </table:table-cell>
          <table:table-cell office:value-type="float" office:value="203.37420296669" calcext:value-type="float">
            <text:p>203.37420296669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1093.98" calcext:value-type="float">
            <text:p>1093.98</text:p>
          </table:table-cell>
          <table:table-cell office:value-type="float" office:value="2051436544" calcext:value-type="float">
            <text:p>2051436544</text:p>
          </table:table-cell>
          <table:table-cell office:value-type="float" office:value="797.827303886414" calcext:value-type="float">
            <text:p>797.827303886414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818.293" calcext:value-type="float">
            <text:p>818.293</text:p>
          </table:table-cell>
          <table:table-cell office:value-type="float" office:value="311193600" calcext:value-type="float">
            <text:p>311193600</text:p>
          </table:table-cell>
          <table:table-cell office:value-type="float" office:value="14.9942569732666" calcext:value-type="float">
            <text:p>14.9942569732666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945.599" calcext:value-type="float">
            <text:p>945.599</text:p>
          </table:table-cell>
          <table:table-cell office:value-type="float" office:value="2085523456" calcext:value-type="float">
            <text:p>2085523456</text:p>
          </table:table-cell>
          <table:table-cell office:value-type="float" office:value="1057.74331498146" calcext:value-type="float">
            <text:p>1057.74331498146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1075.385" calcext:value-type="float">
            <text:p>1075.385</text:p>
          </table:table-cell>
          <table:table-cell office:value-type="float" office:value="2023604224" calcext:value-type="float">
            <text:p>2023604224</text:p>
          </table:table-cell>
          <table:table-cell office:value-type="float" office:value="665.843029975891" calcext:value-type="float">
            <text:p>665.843029975891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1000.729" calcext:value-type="float">
            <text:p>1000.729</text:p>
          </table:table-cell>
          <table:table-cell office:value-type="float" office:value="3173855232" calcext:value-type="float">
            <text:p>3173855232</text:p>
          </table:table-cell>
          <table:table-cell office:value-type="float" office:value="1604.17816209793" calcext:value-type="float">
            <text:p>1604.17816209793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731.868" calcext:value-type="float">
            <text:p>731.868</text:p>
          </table:table-cell>
          <table:table-cell office:value-type="float" office:value="638390272" calcext:value-type="float">
            <text:p>638390272</text:p>
          </table:table-cell>
          <table:table-cell office:value-type="float" office:value="179.779366016388" calcext:value-type="float">
            <text:p>179.779366016388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990.451" calcext:value-type="float">
            <text:p>990.451</text:p>
          </table:table-cell>
          <table:table-cell office:value-type="float" office:value="216510464" calcext:value-type="float">
            <text:p>216510464</text:p>
          </table:table-cell>
          <table:table-cell office:value-type="float" office:value="1.82831597328186" calcext:value-type="float">
            <text:p>1.82831597328186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815.995" calcext:value-type="float">
            <text:p>815.995</text:p>
          </table:table-cell>
          <table:table-cell office:value-type="float" office:value="3157737472" calcext:value-type="float">
            <text:p>3157737472</text:p>
          </table:table-cell>
          <table:table-cell office:value-type="float" office:value="1782.41624903679" calcext:value-type="float">
            <text:p>1782.41624903679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1106.53" calcext:value-type="float">
            <text:p>1106.53</text:p>
          </table:table-cell>
          <table:table-cell office:value-type="float" office:value="608780288" calcext:value-type="float">
            <text:p>608780288</text:p>
          </table:table-cell>
          <table:table-cell office:value-type="float" office:value="181.947983026505" calcext:value-type="float">
            <text:p>181.947983026505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706.808" calcext:value-type="float">
            <text:p>706.808</text:p>
          </table:table-cell>
          <table:table-cell office:value-type="float" office:value="266313728" calcext:value-type="float">
            <text:p>266313728</text:p>
          </table:table-cell>
          <table:table-cell office:value-type="float" office:value="3.0088951587677" calcext:value-type="float">
            <text:p>3.0088951587677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962.71" calcext:value-type="float">
            <text:p>962.71</text:p>
          </table:table-cell>
          <table:table-cell office:value-type="float" office:value="1648631808" calcext:value-type="float">
            <text:p>1648631808</text:p>
          </table:table-cell>
          <table:table-cell office:value-type="float" office:value="923.301192998886" calcext:value-type="float">
            <text:p>923.301192998886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992.361" calcext:value-type="float">
            <text:p>992.361</text:p>
          </table:table-cell>
          <table:table-cell office:value-type="float" office:value="2506379264" calcext:value-type="float">
            <text:p>2506379264</text:p>
          </table:table-cell>
          <table:table-cell office:value-type="float" office:value="1864.70588588715" calcext:value-type="float">
            <text:p>1864.70588588715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614.204" calcext:value-type="float">
            <text:p>614.204</text:p>
          </table:table-cell>
          <table:table-cell office:value-type="float" office:value="289787904" calcext:value-type="float">
            <text:p>289787904</text:p>
          </table:table-cell>
          <table:table-cell office:value-type="float" office:value="8.84780502319336" calcext:value-type="float">
            <text:p>8.84780502319336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917.243" calcext:value-type="float">
            <text:p>917.243</text:p>
          </table:table-cell>
          <table:table-cell office:value-type="float" office:value="308166656" calcext:value-type="float">
            <text:p>308166656</text:p>
          </table:table-cell>
          <table:table-cell office:value-type="float" office:value="17.641704082489" calcext:value-type="float">
            <text:p>17.641704082489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903.031" calcext:value-type="float">
            <text:p>903.031</text:p>
          </table:table-cell>
          <table:table-cell office:value-type="float" office:value="693846016" calcext:value-type="float">
            <text:p>693846016</text:p>
          </table:table-cell>
          <table:table-cell office:value-type="float" office:value="159.581390142441" calcext:value-type="float">
            <text:p>159.581390142441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1062.597" calcext:value-type="float">
            <text:p>1062.597</text:p>
          </table:table-cell>
          <table:table-cell office:value-type="float" office:value="2797121536" calcext:value-type="float">
            <text:p>2797121536</text:p>
          </table:table-cell>
          <table:table-cell office:value-type="float" office:value="1450.43061089516" calcext:value-type="float">
            <text:p>1450.43061089516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1014.434" calcext:value-type="float">
            <text:p>1014.434</text:p>
          </table:table-cell>
          <table:table-cell office:value-type="float" office:value="8825102336" calcext:value-type="float">
            <text:p>8825102336</text:p>
          </table:table-cell>
          <table:table-cell office:value-type="float" office:value="9582.33618092537" calcext:value-type="float">
            <text:p>9582.33618092537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503.392" calcext:value-type="float">
            <text:p>503.392</text:p>
          </table:table-cell>
          <table:table-cell office:value-type="float" office:value="277233664" calcext:value-type="float">
            <text:p>277233664</text:p>
          </table:table-cell>
          <table:table-cell office:value-type="float" office:value="6.571044921875" calcext:value-type="float">
            <text:p>6.571044921875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862.505" calcext:value-type="float">
            <text:p>862.505</text:p>
          </table:table-cell>
          <table:table-cell office:value-type="float" office:value="386654208" calcext:value-type="float">
            <text:p>386654208</text:p>
          </table:table-cell>
          <table:table-cell office:value-type="float" office:value="64.7746338844299" calcext:value-type="float">
            <text:p>64.7746338844299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1115.892" calcext:value-type="float">
            <text:p>1115.892</text:p>
          </table:table-cell>
          <table:table-cell office:value-type="float" office:value="4285399040" calcext:value-type="float">
            <text:p>4285399040</text:p>
          </table:table-cell>
          <table:table-cell office:value-type="float" office:value="2423.72759699821" calcext:value-type="float">
            <text:p>2423.72759699821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750.974" calcext:value-type="float">
            <text:p>750.974</text:p>
          </table:table-cell>
          <table:table-cell office:value-type="float" office:value="307482624" calcext:value-type="float">
            <text:p>307482624</text:p>
          </table:table-cell>
          <table:table-cell office:value-type="float" office:value="19.6299149990082" calcext:value-type="float">
            <text:p>19.6299149990082</text:p>
          </table:table-cell>
        </table:table-row>
      </table:table>
      <table:named-expressions/>
      <table:database-ranges>
        <table:database-range table:name="__Anonymous_Sheet_DB__0" table:target-range-address="compare_results.A1:compare_results.D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7T11:13:26.436036820</dc:date>
    <meta:editing-duration>PT34S</meta:editing-duration>
    <meta:editing-cycles>1</meta:editing-cycles>
    <meta:document-statistic meta:table-count="1" meta:cell-count="364" meta:object-count="0"/>
    <meta:generator>LibreOffice/6.4.7.2$Linux_X86_64 LibreOffice_project/40$Build-2</meta:generator>
  </office:meta>
</office:document-meta>
</file>